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17, 2023 (03:24: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ext:span text:style-name="T1">This part should be first carried out without using an IDE, but with pen and paper.</text:span></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p text:style-name="First_20_paragraph">Consider the following expressions, which use the variables we have declared above. For each of them, tell if they are legal and if so, give the result and its corresponding datatype. The first two are given as exampl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2">
        <text:list-item>
          <text:p text:style-name="P6">Add in your program the following:</text:p>
          <text:p text:style-name="P7">float floatVar = 4.3f;</text:p>
          <text:p text:style-name="P8">int intVar = floatVar; // This statement will give you an error</text:p>
          <text:p text:style-name="P6">You will get an error that reads</text:p>
          <text:p text:style-name="P9">Cannot implicitly convert type 'float' to 'int'. An explicit conversion exists (are you missing a cast?)</text:p>
          <text:p text:style-name="P6">Can you explain it?</text:p>
        </text:list-item>
        <text:list-item>
          <text:p text:style-name="P6">Your IDE is suggesting that we use a “cast” to “force” C# to store the value of the variable <text:span text:style-name="NormalTok">floatVar</text:span> into the variable <text:span text:style-name="NormalTok">intVar</text:span>. To do so, replace the statement</text:p>
          <text:p text:style-name="P10">int intVar = floatVar; // This statement will give you an error</text:p>
          <text:p text:style-name="P6">with the following:</text:p>
          <text:p text:style-name="P11">int intVar = (int)floatVar; // This statement will compile</text:p>
        </text:list-item>
        <text:list-item>
          <text:p text:style-name="P6">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3">
        <text:list-item>
          <text:p text:style-name="P12">Look back at the warning given by the IDE. It uses the term “implicitly convert” before introducing the cast operator.</text:p>
        </text:list-item>
        <text:list-item>
          <text:p text:style-name="P12">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3">int intVar = 21;</text:p>
          <text:p text:style-name="P14">float floatVar = intVar; // Does this need a cast?</text:p>
          <text:p text:style-name="P12">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2">Do these cases need an explicit cast, or will an implicit conversion work? Try them in your IDE to check your answers!</text:p>
        </text:list-item>
      </text:list>
      <text:list text:style-name="L4">
        <text:list-item>
          <text:p text:style-name="P15"><text:span text:style-name="DataTypeTok">double</text:span> to <text:span text:style-name="DataTypeTok">int</text:span></text:p>
        </text:list-item>
        <text:list-item>
          <text:p text:style-name="P15"><text:span text:style-name="DataTypeTok">int</text:span> to <text:span text:style-name="DataTypeTok">double</text:span></text:p>
        </text:list-item>
        <text:list-item>
          <text:p text:style-name="P15"><text:span text:style-name="DataTypeTok">float</text:span> to <text:span text:style-name="DataTypeTok">double</text:span></text:p>
        </text:list-item>
        <text:list-item>
          <text:p text:style-name="P15"><text:span text:style-name="DataTypeTok">double</text:span> to <text:span text:style-name="DataTypeTok">float</text:span></text:p>
        </text:list-item>
        <text:list-item>
          <text:p text:style-name="P15"><text:span text:style-name="DataTypeTok">int</text:span> to <text:span text:style-name="DataTypeTok">decimal</text:span></text:p>
        </text:list-item>
        <text:list-item>
          <text:p text:style-name="P15"><text:span text:style-name="DataTypeTok">decimal</text:span> to <text:span text:style-name="DataTypeTok">float</text:span></text:p>
        </text:list-item>
        <text:list-item>
          <text:p text:style-name="P15"><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41Z</meta:creation-date>
    <dc:date>2023-01-17T20:24:41Z</dc:date>
    <meta:user-defined meta:name="date" meta:value-type="string">January  17, 2023 (03:24: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